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02a755" officeooo:paragraph-rsid="0002a755"/>
    </style:style>
    <style:style style:name="P2" style:family="paragraph" style:parent-style-name="Standard">
      <style:text-properties officeooo:rsid="0002a755" officeooo:paragraph-rsid="0002a755"/>
    </style:style>
    <style:style style:name="P3" style:family="paragraph" style:parent-style-name="Standard">
      <style:paragraph-properties fo:text-align="start" style:justify-single-word="false"/>
      <style:text-properties fo:font-style="italic" officeooo:rsid="0002a755" officeooo:paragraph-rsid="0002a755" style:font-style-asian="italic" style:font-style-complex="italic"/>
    </style:style>
    <style:style style:name="P4" style:family="paragraph" style:parent-style-name="Standard">
      <style:text-properties fo:font-style="italic" officeooo:rsid="0002a755" officeooo:paragraph-rsid="0002a755" style:font-style-asian="italic" style:font-style-complex="italic"/>
    </style:style>
    <style:style style:name="P5" style:family="paragraph" style:parent-style-name="Standard">
      <style:paragraph-properties fo:text-align="start" style:justify-single-word="false"/>
      <style:text-properties fo:font-style="italic" officeooo:rsid="000381f0" officeooo:paragraph-rsid="000381f0" style:font-style-asian="italic" style:font-style-complex="italic"/>
    </style:style>
    <style:style style:name="P6" style:family="paragraph" style:parent-style-name="Standard">
      <style:paragraph-properties fo:text-align="start" style:justify-single-word="false"/>
      <style:text-properties fo:font-style="italic" officeooo:rsid="0004135b" officeooo:paragraph-rsid="0004135b" style:font-style-asian="italic" style:font-style-complex="italic"/>
    </style:style>
    <style:style style:name="P7" style:family="paragraph" style:parent-style-name="Standard">
      <style:paragraph-properties fo:text-align="start" style:justify-single-word="false"/>
      <style:text-properties fo:font-style="italic" fo:font-weight="bold" officeooo:rsid="000381f0" officeooo:paragraph-rsid="000381f0" style:font-style-asian="italic" style:font-weight-asian="bold" style:font-style-complex="italic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tyle="italic" fo:font-weight="bold" officeooo:rsid="000600ae" officeooo:paragraph-rsid="000600ae" style:font-style-asian="italic" style:font-weight-asian="bold" style:font-style-complex="italic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tyle="italic" style:text-underline-style="solid" style:text-underline-width="auto" style:text-underline-color="font-color" officeooo:rsid="0002a755" officeooo:paragraph-rsid="0002a755" style:font-style-asian="italic" style:font-style-complex="italic"/>
    </style:style>
    <style:style style:name="P10" style:family="paragraph" style:parent-style-name="Standard">
      <style:paragraph-properties fo:text-align="start" style:justify-single-word="false"/>
      <style:text-properties fo:font-style="italic" style:text-underline-style="solid" style:text-underline-width="auto" style:text-underline-color="font-color" officeooo:rsid="000381f0" officeooo:paragraph-rsid="0002a755" style:font-style-asian="italic" style:font-style-complex="italic"/>
    </style:style>
    <style:style style:name="P11" style:family="paragraph" style:parent-style-name="Standard">
      <style:paragraph-properties fo:text-align="start" style:justify-single-word="false"/>
      <style:text-properties fo:font-style="italic" style:text-underline-style="solid" style:text-underline-width="auto" style:text-underline-color="font-color" officeooo:rsid="000381f0" officeooo:paragraph-rsid="000381f0" style:font-style-asian="italic" style:font-style-complex="italic"/>
    </style:style>
    <style:style style:name="P12" style:family="paragraph" style:parent-style-name="Standard">
      <style:paragraph-properties fo:text-align="start" style:justify-single-word="false"/>
      <style:text-properties fo:font-style="italic" style:text-underline-style="solid" style:text-underline-width="auto" style:text-underline-color="font-color" fo:font-weight="normal" officeooo:rsid="000381f0" officeooo:paragraph-rsid="000381f0" style:font-style-asian="italic" style:font-weight-asian="normal" style:font-style-complex="italic" style:font-weight-complex="normal"/>
    </style:style>
    <style:style style:name="P13" style:family="paragraph" style:parent-style-name="Standard">
      <style:paragraph-properties fo:text-align="start" style:justify-single-word="false"/>
      <style:text-properties officeooo:paragraph-rsid="000381f0"/>
    </style:style>
    <style:style style:name="P14" style:family="paragraph" style:parent-style-name="Standard">
      <style:paragraph-properties fo:text-align="start" style:justify-single-word="false"/>
      <style:text-properties fo:color="#2a6099" loext:opacity="100%" officeooo:rsid="0002a755" officeooo:paragraph-rsid="0002a755"/>
    </style:style>
    <style:style style:name="P15" style:family="paragraph" style:parent-style-name="Standard">
      <style:paragraph-properties fo:text-align="start" style:justify-single-word="false"/>
      <style:text-properties fo:color="#666666" loext:opacity="100%" fo:font-size="16pt" fo:font-style="normal" fo:font-weight="bold" officeooo:rsid="0002a755" officeooo:paragraph-rsid="0002a755" style:font-size-asian="16pt" style:font-style-asian="normal" style:font-weight-asian="bold" style:font-size-complex="16pt" style:font-style-complex="normal" style:font-weight-complex="bold"/>
    </style:style>
    <style:style style:name="P16" style:family="paragraph" style:parent-style-name="Standard">
      <style:paragraph-properties fo:text-align="center" style:justify-single-word="false"/>
      <style:text-properties fo:color="#ff8000" loext:opacity="100%" fo:font-size="22pt" style:text-underline-style="solid" style:text-underline-width="auto" style:text-underline-color="font-color" fo:font-weight="bold" officeooo:rsid="0002a755" officeooo:paragraph-rsid="0002a755" style:font-size-asian="22pt" style:font-weight-asian="bold" style:font-size-complex="22pt" style:font-weight-complex="bold"/>
    </style:style>
    <style:style style:name="P17" style:family="paragraph" style:parent-style-name="Standard">
      <style:text-properties style:text-line-through-style="solid" style:text-line-through-type="single" officeooo:rsid="0002a755" officeooo:paragraph-rsid="0002a755"/>
    </style:style>
    <style:style style:name="P18" style:family="paragraph" style:parent-style-name="Standard">
      <style:paragraph-properties fo:text-align="start" style:justify-single-word="false"/>
      <style:text-properties style:text-line-through-style="solid" style:text-line-through-type="single" officeooo:rsid="0002a755" officeooo:paragraph-rsid="0002a755"/>
    </style:style>
    <style:style style:name="T1" style:family="text">
      <style:text-properties fo:font-style="italic" fo:font-weight="bold" officeooo:rsid="0002a755" style:font-style-asian="italic" style:font-weight-asian="bold" style:font-style-complex="italic" style:font-weight-complex="bold"/>
    </style:style>
    <style:style style:name="T2" style:family="text">
      <style:text-properties fo:font-style="italic" fo:font-weight="bold" officeooo:rsid="000381f0" style:font-style-asian="italic" style:font-weight-asian="bold" style:font-style-complex="italic" style:font-weight-complex="bold"/>
    </style:style>
    <style:style style:name="T3" style:family="text">
      <style:text-properties officeooo:rsid="0006491f"/>
    </style:style>
    <style:style style:name="T4" style:family="text">
      <style:text-properties officeooo:rsid="0006582f"/>
    </style:style>
    <style:style style:name="T5" style:family="text">
      <style:text-properties officeooo:rsid="00075324"/>
    </style:style>
    <style:style style:name="T6" style:family="text">
      <style:text-properties officeooo:rsid="0007f8cc"/>
    </style:style>
    <style:style style:name="T7" style:family="text">
      <style:text-properties officeooo:rsid="00086bb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Filmempfehlungen (h1)</text:p>
      <text:p text:style-name="P11">Hauptseite:</text:p>
      <text:p text:style-name="P14">Warum wir diese Seite machen wollten</text:p>
      <text:p text:style-name="P1"/>
      <text:p text:style-name="P15">Kategorie 1 (h2/3)</text:p>
      <text:p text:style-name="P4">Beschreibung für Kategorie…</text:p>
      <text:p text:style-name="P4">(beim Draufklicken zu Kategorie-seite Weiterleiten)</text:p>
      <text:p text:style-name="P2"/>
      <text:p text:style-name="P2"/>
      <text:p text:style-name="P17"><text:tab/><text:tab/><text:tab/><text:tab/><text:tab/><text:tab/><text:tab/><text:tab/><text:tab/><text:tab/><text:tab/><text:tab/><text:tab/><text:tab/></text:p>
      <text:p text:style-name="P9">Kathegorie-seite:</text:p>
      <text:p text:style-name="P3"/>
      <text:p text:style-name="P3">Bilder für Filme/Serien, darunter Unterschrift, ob Film oder Serie</text:p>
      <text:p text:style-name="P3">(optional) Bei „Hover_over“ <text:span text:style-name="T6">Beschreibung</text:span> <text:span text:style-name="T6">von</text:span> Film/Serie</text:p>
      <text:p text:style-name="P1"/>
      <text:p text:style-name="P18"><text:tab/><text:tab/><text:tab/><text:tab/><text:tab/><text:tab/><text:tab/><text:tab/><text:tab/><text:tab/><text:tab/><text:tab/><text:tab/><text:tab/></text:p>
      <text:p text:style-name="P12">Filmseite:</text:p>
      <text:p text:style-name="P5">Rechts Bilder, links Genres in die Der Film passen sowie links zu diesen (falls existieren) <text:span text:style-name="T7">(Wenn mehrere dann vielleicht Javascript für das Automatische Wechseln; potenziell mit Pfeilen um andere Bilder dazu anzugucken)</text:span></text:p>
      <text:p text:style-name="P6">Rest ist Beschreibung/Vielleicht Story Erklärung wenn man einen text „spoiler“ antippt wird der plot von dem Macher der seite erklärt/verkürzt.</text:p>
      <text:p text:style-name="P6"/>
      <text:p text:style-name="P6">Ende der Seite ist Beschreibung/Bild von Ersteller</text:p>
      <text:p text:style-name="P5"/>
      <text:p text:style-name="P1"/>
      <text:p text:style-name="P10"/>
      <text:p text:style-name="P1"/>
      <text:p text:style-name="P1"/>
      <text:p text:style-name="P13"><text:span text:style-name="T1">Bei Allen Seiten </text:span><text:span text:style-name="T2">gibt es ein Impressum und Kontakt als fußnote(footnote).</text:span></text:p>
      <text:p text:style-name="P7">Auf Jeder Seite ist oben eine „<text:span text:style-name="T4">Seitenleiste“</text:span> Seiten für Startseite, sowie potenziell Filme und Serien./ <text:span text:style-name="T4">An der seite die Seitenleiste aber mit Kleinen Bildern, wie haus für Hauptseite</text:span></text:p>
      <text:p text:style-name="P7">Also Neue Seiten für Filme und serien Einzeln, am besten Inklusive „Haupt-Genre“ Als Unterschrift für die Filme/Serien.</text:p>
      <text:p text:style-name="P7">Bei Filmen/Serien möglich, falls ihr viel schreibt (was ich bezweifle) <text:span text:style-name="T5">die Möglichkeit einer Seitenleiste</text:span>(Auch nicht von Wikipedia abschreiben)</text:p>
      <text:p text:style-name="P7"/>
      <text:p text:style-name="P8">CSS:</text:p>
      <text:p text:style-name="P8">body{</text:p>
      <text:p text:style-name="P8"><text:tab/>Background-color: rgb(<text:span text:style-name="T3">25</text:span>,<text:span text:style-name="T3">25</text:span>,<text:span text:style-name="T3">25</text:span>);</text:p>
      <text:p text:style-name="P8"><text:tab/>color: white;</text:p>
      <text:p text:style-name="P8">}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06T17:05:13.979000000</meta:creation-date>
    <dc:date>2023-03-07T11:47:21.291000000</dc:date>
    <meta:editing-duration>PT38M9S</meta:editing-duration>
    <meta:editing-cycles>8</meta:editing-cycles>
    <meta:generator>LibreOffice/7.4.4.2$Windows_x86 LibreOffice_project/85569322deea74ec9134968a29af2df5663baa21</meta:generator>
    <meta:document-statistic meta:table-count="0" meta:image-count="0" meta:object-count="0" meta:page-count="1" meta:paragraph-count="24" meta:word-count="177" meta:character-count="1328" meta:non-whitespace-character-count="1143"/>
  </office:meta>
</office:document-meta>
</file>